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44a6" officeooo:paragraph-rsid="001844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iled to get client data so I need to add the code to set client data in probe funct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21:37:54.680042212</meta:creation-date>
    <dc:date>2024-02-12T21:40:52.094778337</dc:date>
    <meta:editing-duration>PT2M58S</meta:editing-duration>
    <meta:editing-cycles>1</meta:editing-cycles>
    <meta:document-statistic meta:table-count="0" meta:image-count="0" meta:object-count="0" meta:page-count="1" meta:paragraph-count="1" meta:word-count="19" meta:character-count="88" meta:non-whitespace-character-count="70"/>
    <meta:generator>LibreOffice/7.3.7.2$Linux_X86_64 LibreOffice_project/30$Build-2</meta:generator>
  </office:meta>
</office:document-meta>
</file>